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375in" fo:margin-left="0in" table:align="left"/>
    </style:style>
    <style:style style:name="Table1.A" style:family="table-column">
      <style:table-column-properties style:column-width="3in"/>
    </style:style>
    <style:style style:name="Table1.C" style:family="table-column">
      <style:table-column-properties style:column-width="3.4375in"/>
    </style:style>
    <style:style style:name="Table1.A1" style:family="table-cell">
      <style:table-cell-properties fo:background-color="transparent" fo:padding="0.0382in" fo:border-left="0.5pt dashed #000000" fo:border-right="none" fo:border-top="0.5pt dashed #000000" fo:border-bottom="0.5pt dashe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dashed #000000" style:writing-mode="page">
        <style:background-image/>
      </style:table-cell-properties>
    </style:style>
    <style:style style:name="P1" style:family="paragraph" style:parent-style-name="Heading_20_1" style:master-page-name="Landscape">
      <style:paragraph-properties style:page-number="auto"/>
      <style:text-properties officeooo:paragraph-rsid="000bc3c8"/>
    </style:style>
    <style:style style:name="P2" style:family="paragraph" style:parent-style-name="Heading_20_1" style:master-page-name="Standard">
      <style:paragraph-properties style:page-number="auto"/>
      <style:text-properties officeooo:paragraph-rsid="000c55fd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 style:list-style-name="L2">
      <style:paragraph-properties fo:padding="0in" fo:border="none"/>
    </style:style>
    <style:style style:name="P9" style:family="paragraph" style:parent-style-name="Text_20_body">
      <style:paragraph-properties fo:margin-top="0in" fo:margin-bottom="0.0598in" style:contextual-spacing="false"/>
      <style:text-properties style:font-name="Liberation Mono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style:text-position="sub 58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476. Number Complement</text:h>
      <text:p text:style-name="P6">The <text:span text:style-name="Strong_20_Emphasis"><text:span text:style-name="T1">complement</text:span></text:span> of an integer is the integer you get when you flip all the <text:span text:style-name="Source_20_Text"><text:span text:style-name="T2">0</text:span></text:span>'s to <text:span text:style-name="Source_20_Text"><text:span text:style-name="T2">1</text:span></text:span>'s and all the <text:span text:style-name="Source_20_Text"><text:span text:style-name="T2">1</text:span></text:span>'s to <text:span text:style-name="Source_20_Text"><text:span text:style-name="T2">0</text:span></text:span>'s in its binary representation.</text:p>
      <text:list xml:id="list3441541907" text:style-name="L1">
        <text:list-item>
          <text:p text:style-name="P7">For example, The integer <text:span text:style-name="Source_20_Text"><text:span text:style-name="T2">5</text:span></text:span> is <text:span text:style-name="Source_20_Text"><text:span text:style-name="T2">"101"</text:span></text:span> in binary and its <text:span text:style-name="Strong_20_Emphasis"><text:span text:style-name="T1">complement</text:span></text:span> is <text:span text:style-name="Source_20_Text"><text:span text:style-name="T2">"010"</text:span></text:span> which is the integer <text:span text:style-name="Source_20_Text"><text:span text:style-name="T2">2</text:span></text:span>.</text:p>
        </text:list-item>
      </text:list>
      <text:p text:style-name="P6">Given an integer <text:span text:style-name="Source_20_Text"><text:span text:style-name="T2">num</text:span></text:span>, return <text:span text:style-name="Emphasis"><text:span text:style-name="T1">its complement</text:span></text:span>.</text:p>
      <text:p text:style-name="P6"> </text:p>
      <text:p text:style-name="P6"><text:span text:style-name="Strong_20_Emphasis"><text:span text:style-name="T1">Example 1:</text:span></text:span></text:p>
      <text:p text:style-name="P4"><text:span text:style-name="Strong_20_Emphasis"><text:span text:style-name="T1">Input:</text:span></text:span> num = 5</text:p>
      <text:p text:style-name="P4"><text:span text:style-name="Strong_20_Emphasis"><text:span text:style-name="T1">Output:</text:span></text:span> 2</text:p>
      <text:p text:style-name="P3"><text:span text:style-name="Strong_20_Emphasis"><text:span text:style-name="T1">Explanation:</text:span></text:span> The binary representation of 5 is 101 (no leading zero bits), and its complement is 010. So you need to output 2.</text:p>
      <text:p text:style-name="P6"><text:span text:style-name="Strong_20_Emphasis"><text:span text:style-name="T1">Example 2:</text:span></text:span></text:p>
      <text:p text:style-name="P4"><text:span text:style-name="Strong_20_Emphasis"><text:span text:style-name="T1">Input:</text:span></text:span> num = 1</text:p>
      <text:p text:style-name="P4"><text:span text:style-name="Strong_20_Emphasis"><text:span text:style-name="T1">Output:</text:span></text:span> 0</text:p>
      <text:p text:style-name="P3"><text:span text:style-name="Strong_20_Emphasis"><text:span text:style-name="T1">Explanation:</text:span></text:span> The binary representation of 1 is 1 (no leading zero bits), and its complement is 0. So you need to output 0.</text:p>
      <text:p text:style-name="P6"> </text:p>
      <text:p text:style-name="P6"><text:span text:style-name="Strong_20_Emphasis"><text:span text:style-name="T1">Constraints:</text:span></text:span></text:p>
      <text:list xml:id="list959741791" text:style-name="L2">
        <text:list-item>
          <text:p text:style-name="P8"><text:span text:style-name="Source_20_Text"><text:span text:style-name="T2">1 &lt;= num &lt; 2</text:span></text:span><text:span text:style-name="Source_20_Text"><text:span text:style-name="T1">31</text:span></text:span></text:p>
        </text:list-item>
      </text:list>
      <text:p text:style-name="Text_20_body"><text:line-break/></text:p>
      <text:h text:style-name="P1" text:outline-level="1">476. Number Complement</text:h>
      <text:p text:style-name="Text_20_body">/*</text:p>
      <text:p text:style-name="Text_20_body"><text:s text:c="4"/>C++ built-in functions</text:p>
      <text:p text:style-name="Text_20_body"><text:s text:c="4"/>Time complexity: O(log<text:span text:style-name="T3">2</text:span>n)</text:p>
      <text:p text:style-name="Text_20_body"><text:s text:c="4"/>Space complexity: O(1)</text:p>
      <text:p text:style-name="Text_20_body">*/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class Solution {</text:p>
            <text:p text:style-name="P5">public:</text:p>
            <text:p text:style-name="P5"><text:s text:c="4"/>int mylog(int x) {</text:p>
            <text:p text:style-name="P5"><text:s text:c="8"/>return 32-__builtin_clz(x)-1;</text:p>
            <text:p text:style-name="P5"><text:s text:c="4"/>}</text:p>
            <text:p text:style-name="P5"/>
            <text:p text:style-name="P5"><text:s text:c="4"/>int findComplement(int n) {</text:p>
            <text:p text:style-name="P5"><text:s text:c="8"/>// Find number of bits of n</text:p>
            <text:p text:style-name="P5"><text:s text:c="8"/>int m=floor(mylog(n))+1;</text:p>
            <text:p text:style-name="P5"/>
            <text:p text:style-name="P5"><text:s text:c="8"/>// One's complement=((2^m)-1) xor n</text:p>
            <text:p text:style-name="P5"><text:s text:c="8"/>return (int)(((1*1ll)&lt;&lt;m)-1)^n;</text:p>
            <text:p text:style-name="P5"><text:s text:c="4"/>}</text:p>
            <text:p text:style-name="P5">};</text:p>
          </table:table-cell>
          <table:table-cell table:style-name="Table1.A1" office:value-type="string">
            <text:p text:style-name="P5">class Solution {</text:p>
            <text:p text:style-name="P5">public:</text:p>
            <text:p text:style-name="P5"><text:s text:c="4"/>int findComplement(int n) {</text:p>
            <text:p text:style-name="P5"><text:s text:c="8"/>// Find number of bits of n</text:p>
            <text:p text:style-name="P5"><text:s text:c="8"/>int m=floor(log2(n))+1;</text:p>
            <text:p text:style-name="P5"/>
            <text:p text:style-name="P5"><text:s text:c="8"/>// One's complement=((2^m)-1) xor n</text:p>
            <text:p text:style-name="P5"><text:s text:c="8"/>return (int)(((1*1ll)&lt;&lt;m)-1)^n;</text:p>
            <text:p text:style-name="P5"><text:s text:c="4"/>}</text:p>
            <text:p text:style-name="P5">};</text:p>
          </table:table-cell>
          <table:table-cell table:style-name="Table1.C1" office:value-type="string">
            <text:p text:style-name="P5">class Solution {</text:p>
            <text:p text:style-name="P5">public:</text:p>
            <text:p text:style-name="P5"><text:s text:c="4"/>int findComplement(int n) {</text:p>
            <text:p text:style-name="P5"><text:s text:c="8"/>return ((~0) &lt;&lt; (32-__builtin_clz(n))) ^ (~n);</text:p>
            <text:p text:style-name="P5"><text:s text:c="4"/>}</text:p>
            <text:p text:style-name="P5">};</text:p>
          </table:table-cell>
        </table:table-row>
      </table:table>
      <text:p text:style-name="Text_20_body"/>
      <text:p text:style-name="Text_20_body"/>
      <text:h text:style-name="P2" text:outline-level="1">476. Number Complement</text:h>
      <text:p text:style-name="P9">/*</text:p>
      <text:p text:style-name="P9"><text:s text:c="4"/>Bit manipulation</text:p>
      <text:p text:style-name="P9"><text:s text:c="4"/>Time complexity: O(log<text:span text:style-name="T3">2</text:span>n)</text:p>
      <text:p text:style-name="P9"><text:s text:c="4"/>Space complexity: O(1)</text:p>
      <text:p text:style-name="P9">*/</text:p>
      <text:p text:style-name="P9">class Solution {</text:p>
      <text:p text:style-name="P9">public:</text:p>
      <text:p text:style-name="P9"><text:s text:c="4"/>int findComplement(int num) {</text:p>
      <text:p text:style-name="P9"><text:s text:c="8"/>if (num == 0) return 1;</text:p>
      <text:p text:style-name="P9"><text:s text:c="8"/></text:p>
      <text:p text:style-name="P9"><text:s text:c="8"/>// Create a 32 set bits</text:p>
      <text:p text:style-name="P9"><text:s text:c="8"/>unsigned int mask = ~0;</text:p>
      <text:p text:style-name="P9"><text:s text:c="8"/></text:p>
      <text:p text:style-name="P9"><text:s text:c="8"/>// ~mask is equal to(2^m)-1</text:p>
      <text:p text:style-name="P9"><text:s text:c="8"/>while (num &amp; mask) {</text:p>
      <text:p text:style-name="P9"><text:s text:c="12"/>mask &lt;&lt;= 1;</text:p>
      <text:p text:style-name="P9"><text:s text:c="8"/>}</text:p>
      <text:p text:style-name="P9"/>
      <text:p text:style-name="P9"><text:s text:c="8"/>// ((2^m)-1) ^ num </text:p>
      <text:p text:style-name="P9"><text:s text:c="8"/>return ~mask &amp; ~num;</text:p>
      <text:p text:style-name="P9"><text:s text:c="4"/>}</text:p>
      <text:p text:style-name="P9">};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</text:p>
      </style:footer>
    </style:master-page>
    <style:master-page style:name="Landscape" style:page-layout-name="Mpm2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9:39:58.015662735</meta:creation-date>
    <dc:date>2024-08-22T09:48:34.253457594</dc:date>
    <meta:editing-duration>PT8M3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3" meta:paragraph-count="74" meta:word-count="280" meta:character-count="1777" meta:non-whitespace-character-count="1326"/>
  </office:meta>
</office:document-meta>
</file>